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18in"/>
    </style:style>
    <style:style style:name="co2" style:family="table-column">
      <style:table-column-properties fo:break-before="auto" style:column-width="4.2362in"/>
    </style:style>
    <style:style style:name="co3" style:family="table-column">
      <style:table-column-properties fo:break-before="auto" style:column-width="0.7764in"/>
    </style:style>
    <style:style style:name="co4" style:family="table-column">
      <style:table-column-properties fo:break-before="auto" style:column-width="1.3516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7583in"/>
    </style:style>
    <style:style style:name="co7" style:family="table-column">
      <style:table-column-properties fo:break-before="auto" style:column-width="0.7945in"/>
    </style:style>
    <style:style style:name="co8" style:family="table-column">
      <style:table-column-properties fo:break-before="auto" style:column-width="0.7417in"/>
    </style:style>
    <style:style style:name="co9" style:family="table-column">
      <style:table-column-properties fo:break-before="auto" style:column-width="0.8646in"/>
    </style:style>
    <style:style style:name="co10" style:family="table-column">
      <style:table-column-properties fo:break-before="auto" style:column-width="1.0764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8118in"/>
    </style:style>
    <style:style style:name="co13" style:family="table-column">
      <style:table-column-properties fo:break-before="auto" style:column-width="0.9701in"/>
    </style:style>
    <style:style style:name="co14" style:family="table-column">
      <style:table-column-properties fo:break-before="auto" style:column-width="0.8472in"/>
    </style:style>
    <style:style style:name="co15" style:family="table-column">
      <style:table-column-properties fo:break-before="auto" style:column-width="1.111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00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7" table:default-cell-style-name="Default"/>
        <table:table-row table:style-name="ro1">
          <table:table-cell office:value-type="string" calcext:value-type="string">
            <text:p>Rate const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ction ID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Reaction ID</text:p>
          </table:table-cell>
          <table:table-cell office:value-type="string" calcext:value-type="string">
            <text:p>Simplied reaction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wd Rxn</text:p>
          </table:table-cell>
          <table:table-cell office:value-type="string" calcext:value-type="string">
            <text:p>Rev Rxn</text:p>
          </table:table-cell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Substrate ID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GF+EGFR&lt;-&gt;EGF:EG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+ B ↔ 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GF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GF:EGFR + RAS-GDP -&gt; EGF:EGFR + RAS-G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+ C → M + 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FR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S-GTP + RAF-off -&gt; RAS-GDP + RAF-on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 + D → C + 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S GDP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F-on -&gt; RAF-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 → 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F off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F-on + MEK-off -&gt; RAF-on + MEK-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 + J → K +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K on</text:p>
          </table:table-cell>
          <table:table-cell office:value-type="string" calcext:value-type="string">
            <text:p>E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K-on-&gt;MEK-o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 → 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RK off</text:p>
          </table:table-cell>
          <table:table-cell office:value-type="string" calcext:value-type="string">
            <text:p>F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K-on+ERK-off -&gt; ERK-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 + F → 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ACE off</text:p>
          </table:table-cell>
          <table:table-cell office:value-type="string" calcext:value-type="string">
            <text:p>G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RK-on-&gt;ERK-of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 → F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GFR TGFA</text:p>
          </table:table-cell>
          <table:table-cell office:value-type="string" calcext:value-type="string">
            <text:p>H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RK-on + TACE-off -&gt;TACE-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 + G → 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RK o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GFA+EGF &lt;-&gt; EGFR-TGF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 + A ↔ 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K off</text:p>
          </table:table-cell>
          <table:table-cell office:value-type="string" calcext:value-type="string">
            <text:p>J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GFR-TACE -&gt; 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 → 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AF on</text:p>
          </table:table-cell>
          <table:table-cell office:value-type="string" calcext:value-type="string">
            <text:p>K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S-GDP -&gt; 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 → 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AS GTP</text:p>
          </table:table-cell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RK-on + RAS-GTP -&gt; ERK-on + RAS-GD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 + L → I + 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GF EGFR</text:p>
          </table:table-cell>
          <table:table-cell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 -&gt; TACE-of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 → 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ACE o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 -&gt; EGF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→ 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GFA</text:p>
          </table:table-cell>
          <table:table-cell office:value-type="string" calcext:value-type="string">
            <text:p>O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GFR-TACE + RAS-GDP -&gt; EGFR-TACE + RAS-GT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+C → H + L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CH</text:p>
          </table:table-cell>
          <table:table-cell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→ EG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→ A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CE-on → TACE-on + TGF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 → N + O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RK-on + RAF-on → ERK-on + RAF-of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 + K → I + D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Gef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... changes rate of 5 (RAF-on + MEK-off -&gt; RAF-on + MEK-on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 + E → R + D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Gef:EGFR</text:p>
          </table:table-cell>
          <table:table-cell office:value-type="string" calcext:value-type="string">
            <text:p>T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M... changes rate of 3 (RAS-GTP + RAF-off -&gt; RAS-GDP + RAF-on )(only acts on cRAF, small rate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 + K → R + D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U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ef... changes rate of 1 (EGF+EGFR&lt;-&gt;EGF:EGFR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+B ↔ T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V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MRate... multiply by some constant to lower rate of 17 (0 → EGF)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MRate... multiply by some (different) constant to lower rate of 18 (0 → EGF)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MSRate... multiply by some constant to lower rate of 18 (TACE-on → TACE-on + TGFA)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14:20:08.297179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ael "little Bunny" Morton</meta:initial-creator>
    <meta:creation-date>2014-11-13T00:23:27</meta:creation-date>
    <dc:date>2014-11-14T14:40:54.962513872</dc:date>
    <meta:generator>LibreOffice/4.2.7.2$Linux_X86_64 LibreOffice_project/420m0$Build-2</meta:generator>
    <meta:editing-duration>PT17M</meta:editing-duration>
    <meta:editing-cycles>6</meta:editing-cycles>
    <dc:creator>Antony Pearson</dc:creator>
    <meta:document-statistic meta:table-count="1" meta:cell-count="237" meta:object-count="0"/>
    <meta:user-defined meta:name="AppVersion">14.0300</meta:user-defined>
    <meta:user-defined meta:name="Company">TARDI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